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AAAAAT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AAACT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AAC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TGT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A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AG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ATAT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AGCAAT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AGCG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CTTT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GGA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GG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GGGT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GTAAT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AGTGAT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AGTTCT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CGT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ATTTGT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TTT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CAAAAG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AAACG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AAC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ACC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TTGG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GAAAG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CGAGAG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CGATAG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CGCAAG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CGCGAG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CGCTTG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GGAAG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CGGGAG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GGGGG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GTAAG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CGTGAG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CGTTCG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TTCGG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CTTTG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TTTG</text:p>
          </table:table-cell>
          <table:table-cell table:number-columns-repeated="2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GAAAAC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AAAAT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AAACC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AAA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ACA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AC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TTGC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TTGT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GAA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AA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AG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AG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ATAC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ATAT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CAAC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CAAT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CG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CG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CTTC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GCTTT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GGGA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GA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GG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GG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GGGC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GGGGT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GTAAC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TAAT</text:p>
          </table:table-cell>
          <table:table-cell table:number-columns-repeated="2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GTGAC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TGAT</text:p>
          </table:table-cell>
          <table:table-cell table:number-columns-repeated="2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GGTTCC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TATAT</text:p>
          </table:table-cell>
          <table:table-cell table:number-columns-repeated="2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GTTCGC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GTTCGT</text:p>
          </table:table-cell>
          <table:table-cell table:number-columns-repeated="2"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GTTTG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TTGT</text:p>
          </table:table-cell>
          <table:table-cell table:number-columns-repeated="2"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GTTTTC</text:p>
          </table:table-cell>
          <table:table-cell table:number-columns-repeated="2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GTTTTT</text:p>
          </table:table-cell>
          <table:table-cell table:number-columns-repeated="2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TAAAAA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AAAA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AAACA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AAACG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ACA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ACAG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TTGA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TTGG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AA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AA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AG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AG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ATAA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TGATAG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CAAA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TGCAAG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CG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CG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CTTA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GCTTG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TGGA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GA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GG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GG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GGGA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GGGGG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GTAAA</text:p>
          </table:table-cell>
          <table:table-cell office:value-type="float" office:value="-2.1" calcext:value-type="float">
            <text:p>-2.1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TGTAAG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TGAA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TGTG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TTCA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TTCGA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TTTCGG</text:p>
          </table:table-cell>
          <table:table-cell office:value-type="float" office:value="-0.9" calcext:value-type="float">
            <text:p>-0.9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TTTTAG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TTTGA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TTTGG</text:p>
          </table:table-cell>
          <table:table-cell office:value-type="float" office:value="-0.9" calcext:value-type="float">
            <text:p>-0.9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TTTTTA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TTTTTG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</table:table-row>
      </table:table>
      <table:named-expressions/>
      <table:database-ranges>
        <table:database-range table:name="__Anonymous_Sheet_DB__0" table:target-range-address="Sheet1.A2:Sheet1.C1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4:05:08.350427312</meta:creation-date>
    <dc:date>2021-03-19T14:47:16.833162758</dc:date>
    <meta:editing-duration>PT39M4S</meta:editing-duration>
    <meta:editing-cycles>2</meta:editing-cycles>
    <meta:generator>LibreOffice/4.2.8.2$Linux_X86_64 LibreOffice_project/420m0$Build-2</meta:generator>
    <meta:document-statistic meta:table-count="1" meta:cell-count="348" meta:object-count="0"/>
  </office:meta>
</office:document-meta>
</file>